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 fo:margin-left="4.5in">
        <style:tab-stops/>
      </style:paragraph-properties>
    </style:style>
    <style:style style:name="P2" style:parent-style-name="Normal" style:family="paragraph">
      <style:paragraph-properties fo:margin-bottom="0in" fo:line-height="100%" fo:margin-left="4.5in">
        <style:tab-stops/>
      </style:paragraph-properties>
    </style:style>
    <style:style style:name="P3" style:parent-style-name="Normal" style:family="paragraph">
      <style:paragraph-properties fo:margin-bottom="0in" fo:line-height="100%" fo:margin-left="4.5in">
        <style:tab-stops/>
      </style:paragraph-properties>
    </style:style>
    <style:style style:name="P4" style:parent-style-name="Normal" style:family="paragraph">
      <style:paragraph-properties fo:margin-bottom="0in" fo:line-height="100%" fo:margin-left="4.5in">
        <style:tab-stops/>
      </style:paragraph-properties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50%"/>
    </style:style>
    <style:style style:name="P11" style:parent-style-name="Normal" style:family="paragraph">
      <style:paragraph-properties fo:margin-bottom="0in" fo:line-height="15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" style:parent-style-name="Normal" style:family="paragraph">
      <style:paragraph-properties fo:margin-bottom="0in" fo:line-height="100%"/>
    </style:style>
    <style:style style:name="P16" style:parent-style-name="ListParagraph" style:list-style-name="LFO1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ListParagraph" style:family="paragraph">
      <style:paragraph-properties fo:margin-bottom="0in" fo:line-height="100%"/>
    </style:style>
    <style:style style:name="P19" style:parent-style-name="ListParagraph" style:list-style-name="LFO1" style:family="paragraph">
      <style:paragraph-properties fo:margin-bottom="0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Normal" style:family="paragraph">
      <style:paragraph-properties fo:margin-bottom="0in" fo:line-height="100%"/>
    </style:style>
    <style:style style:name="P22" style:parent-style-name="ListParagraph" style:list-style-name="LFO1" style:family="paragraph">
      <style:paragraph-properties fo:margin-bottom="0in" fo:line-height="100%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ListParagraph" style:family="paragraph">
      <style:paragraph-properties fo:margin-bottom="0in" fo:line-height="100%"/>
    </style:style>
    <style:style style:name="P25" style:parent-style-name="ListParagraph" style:list-style-name="LFO1" style:family="paragraph">
      <style:paragraph-properties fo:margin-bottom="0in" fo:line-height="100%"/>
    </style:style>
    <style:style style:name="T2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Thomas Calloway</text:p>
      <text:p text:style-name="P2">Software Engineering</text:p>
      <text:p text:style-name="P3">Individual<text:s/>Project Proposal</text:p>
      <text:p text:style-name="P4">Spring 2010</text:p>
      <text:p text:style-name="P5"/>
      <text:p text:style-name="P6"/>
      <text:p text:style-name="P7">“Duel Reality: A<text:s/>Turn-Based<text:s/>Battle<text:s/>Strategy Game”</text:p>
      <text:p text:style-name="P8"/>
      <text:p text:style-name="P9"/>
      <text:p text:style-name="P10"><text:tab/>This proposal is for a turn based strategy game. <text:s/>Functional as a single player or multi-player combat role-playing game, the game features a two dimensional<text:s/>overhead map and grid. <text:s/>Players click to move their pieces (units) about the map in an attempt to defeat an opposing team or meet some other predetermined goal. <text:s/>Graphical effects will be limited, but clean. <text:s/>Clicking on a visible unit will show that unit’s status such as action points, attack, defense, etc.</text:p>
      <text:p text:style-name="P11"><text:tab/>The game content will be saved in either a local or remote database. <text:s/>Each player will be able to create a unique login, providing a means to save the count and status of their units and maps played.<text:s text:c="2"/>Content may be uploaded and selected from a content management UI, allowing registered players to visually modify their units and even add to the world around them. <text:s/>Success in numerous battles will allow players to improve the capabilities and status of their units.<text:s text:c="2"/>Initial combat will be limited<text:s/>to turn based movement, attack or<text:s/>defend options.</text:p>
      <text:p text:style-name="P12"><text:tab/></text:p>
      <text:p text:style-name="P13"/>
      <text:p text:style-name="P14">High Level Module Definition</text:p>
      <text:p text:style-name="P15"/>
      <text:list text:style-name="LFO1" text:continue-numbering="true">
        <text:list-item>
          <text:p text:style-name="P16"><text:s/><text:span text:style-name="T17">User Interface</text:span>: interactions between mouse and<text:s/>tactical<text:s/>map;<text:s/>zoom in/out;<text:s/>shortcut keys and buttons; varying dialog size; UI themes;<text:s/>dynamic content; effects; simple content management UI.<text:s/></text:p>
        </text:list-item>
      </text:list>
      <text:p text:style-name="P18"/>
      <text:list text:style-name="LFO1" text:continue-numbering="true">
        <text:list-item>
          <text:p text:style-name="P19"><text:span text:style-name="T20">Database Design / Code</text:span>:<text:s/>login;<text:s/>save and load states;<text:s/>connect remotely;<text:s/>player<text:s/>content generation<text:s/>and integration.</text:p>
        </text:list-item>
      </text:list>
      <text:p text:style-name="P21"/>
      <text:list text:style-name="LFO1" text:continue-numbering="true">
        <text:list-item>
          <text:p text:style-name="P22"><text:span text:style-name="T23">Game Mechanics</text:span>: movement; attack; defense; unit statistics; leveling up; math; map transitions.<text:s/></text:p>
        </text:list-item>
      </text:list>
      <text:p text:style-name="P24"/>
      <text:list text:style-name="LFO1" text:continue-numbering="true">
        <text:list-item>
          <text:p text:style-name="P25"><text:span text:style-name="T26">Artificial Intelligence</text:span>: simple move and attack; defensive; offensive; different AI for different unit typ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opper</meta:initial-creator>
    <dc:creator>Copper</dc:creator>
    <meta:creation-date>2010-02-10T13:42:00Z</meta:creation-date>
    <dc:date>2010-02-10T13:42:00Z</dc:date>
    <meta:template xlink:href="Normal.dotm" xlink:type="simple"/>
    <meta:editing-cycles>2</meta:editing-cycles>
    <meta:editing-duration>PT0S</meta:editing-duration>
    <meta:document-statistic meta:page-count="1" meta:paragraph-count="3" meta:word-count="253" meta:character-count="1697" meta:row-count="12" meta:non-whitespace-character-count="1447"/>
  </office:meta>
</office:document-meta>
</file>